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b66" officeooo:paragraph-rsid="00047b66"/>
    </style:style>
    <style:style style:name="P2" style:family="paragraph" style:parent-style-name="Standard">
      <style:text-properties officeooo:rsid="00074bf1" officeooo:paragraph-rsid="00074bf1"/>
    </style:style>
    <style:style style:name="P3" style:family="paragraph" style:parent-style-name="Text_20_body">
      <style:text-properties officeooo:rsid="00047b66" officeooo:paragraph-rsid="00047b66"/>
    </style:style>
    <style:style style:name="P4" style:family="paragraph" style:parent-style-name="Text_20_body">
      <style:text-properties officeooo:rsid="00106178" officeooo:paragraph-rsid="00078254"/>
    </style:style>
    <style:style style:name="P5" style:family="paragraph" style:parent-style-name="Text_20_body">
      <style:text-properties officeooo:rsid="0019a54f" officeooo:paragraph-rsid="00078254"/>
    </style:style>
    <style:style style:name="P6" style:family="paragraph" style:parent-style-name="Text_20_body">
      <style:text-properties officeooo:rsid="00078254" officeooo:paragraph-rsid="00078254"/>
    </style:style>
    <style:style style:name="P7" style:family="paragraph" style:parent-style-name="Text_20_body">
      <style:text-properties officeooo:rsid="0009353d" officeooo:paragraph-rsid="0009353d"/>
    </style:style>
    <style:style style:name="P8" style:family="paragraph" style:parent-style-name="Text_20_body">
      <style:text-properties officeooo:rsid="0009d685" officeooo:paragraph-rsid="0009d685"/>
    </style:style>
    <style:style style:name="P9" style:family="paragraph" style:parent-style-name="Text_20_body">
      <style:text-properties officeooo:rsid="000b15bd" officeooo:paragraph-rsid="000b15bd"/>
    </style:style>
    <style:style style:name="P10" style:family="paragraph" style:parent-style-name="Heading_20_1">
      <style:text-properties officeooo:rsid="00078254" officeooo:paragraph-rsid="00078254"/>
    </style:style>
    <style:style style:name="P11" style:family="paragraph" style:parent-style-name="Heading_20_1">
      <style:text-properties officeooo:rsid="00106178" officeooo:paragraph-rsid="00078254"/>
    </style:style>
    <style:style style:name="P12" style:family="paragraph" style:parent-style-name="Heading_20_1">
      <style:text-properties officeooo:rsid="00153a44" officeooo:paragraph-rsid="00078254"/>
    </style:style>
    <style:style style:name="P13" style:family="paragraph" style:parent-style-name="Heading_20_1">
      <style:text-properties officeooo:rsid="0009d685" officeooo:paragraph-rsid="0009d685"/>
    </style:style>
    <style:style style:name="P14" style:family="paragraph" style:parent-style-name="Heading_20_2">
      <style:text-properties officeooo:rsid="00078254" officeooo:paragraph-rsid="00078254"/>
    </style:style>
    <style:style style:name="P15" style:family="paragraph" style:parent-style-name="Heading_20_2">
      <style:text-properties officeooo:rsid="0007d795" officeooo:paragraph-rsid="0007d795"/>
    </style:style>
    <style:style style:name="P16" style:family="paragraph" style:parent-style-name="Heading_20_2" style:list-style-name="">
      <style:text-properties officeooo:rsid="0009353d" officeooo:paragraph-rsid="0009353d"/>
    </style:style>
    <style:style style:name="P17" style:family="paragraph" style:parent-style-name="Heading_20_2">
      <style:paragraph-properties fo:break-before="page"/>
      <style:text-properties officeooo:rsid="0009353d" officeooo:paragraph-rsid="0009353d"/>
    </style:style>
    <style:style style:name="P18" style:family="paragraph" style:parent-style-name="Standard" style:list-style-name="L1">
      <style:text-properties officeooo:rsid="00047b66" officeooo:paragraph-rsid="00047b66"/>
    </style:style>
    <style:style style:name="P19" style:family="paragraph" style:parent-style-name="Standard" style:list-style-name="L1">
      <style:text-properties officeooo:rsid="0005e1de" officeooo:paragraph-rsid="0005e1de"/>
    </style:style>
    <style:style style:name="P20" style:family="paragraph" style:parent-style-name="Standard" style:list-style-name="L1">
      <style:text-properties officeooo:rsid="0005e1de" officeooo:paragraph-rsid="00074bf1"/>
    </style:style>
    <style:style style:name="P21" style:family="paragraph" style:parent-style-name="Standard" style:list-style-name="L1">
      <style:text-properties officeooo:rsid="00074bf1" officeooo:paragraph-rsid="00074bf1"/>
    </style:style>
    <style:style style:name="P22" style:family="paragraph" style:parent-style-name="Text_20_body" style:list-style-name="L2">
      <style:text-properties officeooo:rsid="00078254" officeooo:paragraph-rsid="00078254"/>
    </style:style>
    <style:style style:name="P23" style:family="paragraph" style:parent-style-name="Text_20_body" style:list-style-name="L3">
      <style:text-properties officeooo:rsid="00078254" officeooo:paragraph-rsid="00078254"/>
    </style:style>
    <style:style style:name="P24" style:family="paragraph" style:parent-style-name="Text_20_body" style:list-style-name="L4">
      <style:text-properties officeooo:rsid="00078254" officeooo:paragraph-rsid="00078254"/>
    </style:style>
    <style:style style:name="P25" style:family="paragraph" style:parent-style-name="Text_20_body" style:list-style-name="L5">
      <style:text-properties officeooo:rsid="00078254" officeooo:paragraph-rsid="00078254"/>
    </style:style>
    <style:style style:name="P26" style:family="paragraph" style:parent-style-name="Text_20_body" style:list-style-name="L6">
      <style:text-properties officeooo:rsid="00078254" officeooo:paragraph-rsid="00078254"/>
    </style:style>
    <style:style style:name="P27" style:family="paragraph" style:parent-style-name="Text_20_body" style:list-style-name="L7">
      <style:text-properties officeooo:rsid="0007d795" officeooo:paragraph-rsid="0007d795"/>
    </style:style>
    <style:style style:name="P28" style:family="paragraph" style:parent-style-name="Text_20_body" style:list-style-name="L7">
      <style:text-properties officeooo:rsid="0009353d" officeooo:paragraph-rsid="0009353d"/>
    </style:style>
    <style:style style:name="P29" style:family="paragraph" style:parent-style-name="Text_20_body" style:list-style-name="L8">
      <style:text-properties officeooo:rsid="0009353d" officeooo:paragraph-rsid="0009353d"/>
    </style:style>
    <style:style style:name="P30" style:family="paragraph" style:parent-style-name="Text_20_body" style:list-style-name="L8">
      <style:text-properties officeooo:rsid="0009d685" officeooo:paragraph-rsid="0009d685"/>
    </style:style>
    <style:style style:name="P31" style:family="paragraph" style:parent-style-name="Text_20_body" style:list-style-name="L9">
      <style:text-properties officeooo:paragraph-rsid="00078254"/>
    </style:style>
    <style:style style:name="P32" style:family="paragraph" style:parent-style-name="Text_20_body" style:list-style-name="L9">
      <style:text-properties officeooo:rsid="001303f8" officeooo:paragraph-rsid="00078254"/>
    </style:style>
    <style:style style:name="P33" style:family="paragraph" style:parent-style-name="Text_20_body" style:list-style-name="L9">
      <style:text-properties officeooo:rsid="00145132" officeooo:paragraph-rsid="00078254"/>
    </style:style>
    <style:style style:name="P34" style:family="paragraph" style:parent-style-name="Text_20_body" style:list-style-name="L10">
      <style:text-properties officeooo:rsid="0016917b" officeooo:paragraph-rsid="00078254"/>
    </style:style>
    <style:style style:name="P35" style:family="paragraph" style:parent-style-name="Text_20_body" style:list-style-name="L10">
      <style:text-properties officeooo:rsid="00153a44" officeooo:paragraph-rsid="00078254"/>
    </style:style>
    <style:style style:name="P36" style:family="paragraph" style:parent-style-name="Text_20_body" style:list-style-name="L11">
      <style:text-properties officeooo:paragraph-rsid="0009d685"/>
    </style:style>
    <style:style style:name="P37" style:family="paragraph" style:parent-style-name="Text_20_body" style:list-style-name="L11">
      <style:text-properties officeooo:rsid="000b15bd" officeooo:paragraph-rsid="000b15bd"/>
    </style:style>
    <style:style style:name="T1" style:family="text">
      <style:text-properties officeooo:rsid="0005e1de"/>
    </style:style>
    <style:style style:name="T2" style:family="text">
      <style:text-properties officeooo:rsid="00074bf1"/>
    </style:style>
    <style:style style:name="T3" style:family="text">
      <style:text-properties officeooo:rsid="00106178"/>
    </style:style>
    <style:style style:name="T4" style:family="text">
      <style:text-properties officeooo:rsid="001303f8"/>
    </style:style>
    <style:style style:name="T5" style:family="text">
      <style:text-properties officeooo:rsid="00145132"/>
    </style:style>
    <style:style style:name="T6" style:family="text">
      <style:text-properties officeooo:rsid="003d45e3"/>
    </style:style>
    <style:style style:name="T7" style:family="text">
      <style:text-properties officeooo:rsid="00372fc0"/>
    </style:style>
    <style:style style:name="T8" style:family="text">
      <style:text-properties officeooo:rsid="0009d685"/>
    </style:style>
    <style:style style:name="T9" style:family="text">
      <style:text-properties officeooo:rsid="000b15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initiale</text:h>
      <text:p text:style-name="P3">Le gouvernement français veut créer un site web de communication de la campagne de vaccination en cours.</text:p>
      <text:p text:style-name="P3">Le site devra informer régulièrement des informations sur les vaccins.</text:p>
      <text:p text:style-name="P1">Le site devra :</text:p>
      <text:list xml:id="list769544774" text:style-name="L1">
        <text:list-item>
          <text:p text:style-name="P18">permettre de connaître le centre le plus proche par le code postal</text:p>
        </text:list-item>
        <text:list-item>
          <text:p text:style-name="P18">permettre de déclarer <text:span text:style-name="T1">son souhait de se faire vacciner en indiquant son nom, prénom, email et code de sécurité sociale</text:span></text:p>
        </text:list-item>
        <text:list-item>
          <text:p text:style-name="P19">respecter les normes d’accessibilité et de protection de données</text:p>
        </text:list-item>
        <text:list-item>
          <text:p text:style-name="P19">avoir un espace d’administration pour écrire des articles de façon simple avec texte, image et vidéo</text:p>
        </text:list-item>
        <text:list-item>
          <text:p text:style-name="P20">avoir <text:span text:style-name="T2">des pages</text:span> </text:p>
          <text:list>
            <text:list-item>
              <text:p text:style-name="P20">sur les avancées de la campagne de vaccination</text:p>
            </text:list-item>
            <text:list-item>
              <text:p text:style-name="P21">sur le centre le plus proche</text:p>
            </text:list-item>
            <text:list-item>
              <text:p text:style-name="P21">pour déclarer son souhait d’être vacciné</text:p>
            </text:list-item>
            <text:list-item>
              <text:p text:style-name="P21">sur les actualités</text:p>
            </text:list-item>
            <text:list-item>
              <text:p text:style-name="P21">sur la vaccination</text:p>
            </text:list-item>
          </text:list>
        </text:list-item>
        <text:list-item>
          <text:p text:style-name="P21">être adapté aux téléphones mobiles</text:p>
        </text:list-item>
      </text:list>
      <text:p text:style-name="P2"/>
      <text:p text:style-name="P2">Livraison sous 3 jours pour la maquette et sous 10 jours pour la livraison finale.</text:p>
      <text:p text:style-name="P2"/>
      <text:h text:style-name="Heading_20_1" text:outline-level="1">Charte graphique</text:h>
      <text:h text:style-name="Heading_20_2" text:outline-level="2">Logo</text:h>
      <text:p text:style-name="P6">Création d’un logo pour le site mettant en avant la solidarité par la mise en avant du « tous » et du hashtag pour donner un aspect jeune et actuel identifiant le réseau twitter.</text:p>
      <text:p text:style-name="P5">Les champs de texte alternatif seront créés pour respecter l’accessibilité.</text:p>
      <text:p text:style-name="P8">Un template de couleurs et mises en formes pour bootstrap a été utilisé. C’est matéria de Bootswatch. </text:p>
      <text:h text:style-name="P10" text:outline-level="1">Maquette</text:h>
      <text:p text:style-name="P6">La page d’accueil présentera directement les actualités sur la covid-19</text:p>
      <text:h text:style-name="P14" text:outline-level="2">Le header</text:h>
      <text:list xml:id="list3911783478" text:style-name="L2">
        <text:list-item>
          <text:p text:style-name="P22">Des métas seront utilisés pour le référencement.</text:p>
        </text:list-item>
        <text:list-item>
          <text:p text:style-name="P22">Un menu présentera les différentes pages</text:p>
        </text:list-item>
        <text:list-item>
          <text:p text:style-name="P22">Si un utilisateur est connecté, il peut accéder à l’administration, son nom et prénom est affiché</text:p>
        </text:list-item>
      </text:list>
      <text:h text:style-name="P14" text:outline-level="2"><text:soft-page-break/>Le body</text:h>
      <text:list xml:id="list180156314401754" text:continue-numbering="true" text:style-name="L2">
        <text:list-item>
          <text:p text:style-name="P22">Un graphique interactif et responsive, présentera le suivi des cas de covid dans le monde pour inciter à la vaccination</text:p>
        </text:list-item>
        <text:list-item>
          <text:p text:style-name="P22">La source des données sera indiqué pour rassurer les visiteurs du site</text:p>
        </text:list-item>
        <text:list-item>
          <text:p text:style-name="P22">3 cards (en ligne en mode desktop et en colonne en mobile) présenteront les 3 dernières actualités. Ils présenteront un extrait, il sera possible de cliquer sur un lien pour voir la suite.</text:p>
        </text:list-item>
        <text:list-item>
          <text:p text:style-name="P22">Un modal proposera de remplir le formulaire par un slogan choc « Tous solidaire »</text:p>
        </text:list-item>
      </text:list>
      <text:h text:style-name="P14" text:outline-level="2">Le footer</text:h>
      <text:list xml:id="list2320701063" text:style-name="L3">
        <text:list-item>
          <text:p text:style-name="P23">Affichera à nouveau le logo</text:p>
        </text:list-item>
        <text:list-item>
          <text:p text:style-name="P23">permettra de contacter le ministère par mail ou adresse</text:p>
        </text:list-item>
      </text:list>
      <text:h text:style-name="P14" text:outline-level="2">La page  « avancées »</text:h>
      <text:list xml:id="list72438444" text:style-name="L4">
        <text:list-item>
          <text:p text:style-name="P24">Présente par un carrousel horizontal les dernières avancées de la campagne de vaccination.</text:p>
        </text:list-item>
      </text:list>
      <text:h text:style-name="P14" text:outline-level="2">La page « vaccination »</text:h>
      <text:list xml:id="list4069226443" text:style-name="L5">
        <text:list-item>
          <text:p text:style-name="P25">Textes, images et vidéos en plein écran</text:p>
        </text:list-item>
        <text:list-item>
          <text:p text:style-name="P25">2 dernières actualités affichées</text:p>
        </text:list-item>
      </text:list>
      <text:h text:style-name="P14" text:outline-level="2">La page « tous solidaire »</text:h>
      <text:list xml:id="list4188002030" text:style-name="L6">
        <text:list-item>
          <text:p text:style-name="P26">On peut y venir aussi par le modal de la page d’accueil</text:p>
        </text:list-item>
        <text:list-item>
          <text:p text:style-name="P26">il a des patterns au niveau des champs du formulaire pour limiter les erreurs de saisies.</text:p>
        </text:list-item>
      </text:list>
      <text:h text:style-name="P15" text:outline-level="2">La page trouver un centre</text:h>
      <text:list xml:id="list245101278" text:style-name="L7">
        <text:list-item>
          <text:p text:style-name="P27">Un champ texte doit permettre de rentrer son code postal</text:p>
        </text:list-item>
        <text:list-item>
          <text:p text:style-name="P28">Une carte devra afficher tous les centres</text:p>
        </text:list-item>
        <text:list-item>
          <text:p text:style-name="P28">en entrant son code postal, la carte zoom en affichant une image pour se repérer sur la carte et voir les centres les plus proches</text:p>
        </text:list-item>
      </text:list>
      <text:h text:style-name="P16" text:outline-level="2"/>
      <text:h text:style-name="P17" text:outline-level="2">Fonctionnalité restant à développer</text:h>
      <text:p text:style-name="P7">Toutes les fonctionnalités n’ont pas pu être réalisées pour la présentation.</text:p>
      <text:p text:style-name="P7">Il manque :</text:p>
      <text:list xml:id="list1569862166" text:style-name="L8">
        <text:list-item>
          <text:p text:style-name="P29">la possibilité d’envoyer des images et des vidéos directement sur le site ou la possibilité d’utiliser l’url et d’afficher le média directement</text:p>
        </text:list-item>
        <text:list-item>
          <text:p text:style-name="P29">un pattern pour le code postal</text:p>
        </text:list-item>
        <text:list-item>
          <text:p text:style-name="P29">la possibilité de voir plus d’actualité que celles affichées dans la page actualités et avancées</text:p>
        </text:list-item>
        <text:list-item>
          <text:p text:style-name="P29">effecteur les tests unitaires</text:p>
        </text:list-item>
        <text:list-item>
          <text:p text:style-name="P30">définir un logo pour le mobile et le desktop</text:p>
        </text:list-item>
        <text:list-item>
          <text:p text:style-name="P30">mettre les images à la bonne taille à la volée pour gagner en chargement</text:p>
        </text:list-item>
        <text:list-item>
          <text:p text:style-name="P30">choisir des polices (Roboto de Google est utilisée par le ministère de la santé.</text:p>
        </text:list-item>
      </text:list>
      <text:h text:style-name="P11" text:outline-level="1"><text:s/>Choix technologique</text:h>
      <text:p text:style-name="P4">Le site sera réalisé </text:p>
      <text:list xml:id="list3490492256" text:style-name="L9">
        <text:list-item>
          <text:p text:style-name="P31"><text:span text:style-name="T3">en php </text:span><text:span text:style-name="T4">(langage de programmation)</text:span></text:p>
          <text:list>
            <text:list-item>
              <text:p text:style-name="P32">grande popularité et open-source : assurance d’un langage plus sûr et plus solide </text:p>
            </text:list-item>
          </text:list>
        </text:list-item>
        <text:list-item>
          <text:p text:style-name="P32">symfony (framework côté serveur)</text:p>
          <text:list>
            <text:list-item>
              <text:p text:style-name="P32">flexibilité et sécurité, 2ème framework utilisé au monde, grande communauté</text:p>
            </text:list-item>
            <text:list-item>
              <text:p text:style-name="P32">Code organisé et facilité de reprise</text:p>
            </text:list-item>
          </text:list>
        </text:list-item>
        <text:list-item>
          <text:p text:style-name="P32">bootstrap <text:span text:style-name="T5">(framework graphique côté client)</text:span></text:p>
          <text:list>
            <text:list-item>
              <text:p text:style-name="P33">grande compatibilité entre les navigateurs <text:span text:style-name="T6">et </text:span>facilit<text:span text:style-name="T6">e </text:span>le «  responsive design »</text:p>
            </text:list-item>
          </text:list>
        </text:list-item>
        <text:list-item>
          <text:p text:style-name="P33">jquery (bibliothèque javascript)</text:p>
          <text:list>
            <text:list-item>
              <text:p text:style-name="P31"><text:span text:style-name="T5">solide, léger </text:span><text:span text:style-name="T6">et </text:span><text:span text:style-name="T7">utilisé</text:span><text:span text:style-name="T5"> également </text:span><text:span text:style-name="T6">par</text:span><text:span text:style-name="T5"> bootstrap </text:span><text:span text:style-name="T6">4</text:span></text:p>
            </text:list-item>
          </text:list>
        </text:list-item>
        <text:list-item>
          <text:p text:style-name="P33">Mariadb (moteur de base de donnée)</text:p>
          <text:list>
            <text:list-item>
              <text:p text:style-name="P33">amélioration des performances par rapport à mysql</text:p>
            </text:list-item>
            <text:list-item>
              <text:p text:style-name="P33">open-source et communautaire (pas de scripts espions)</text:p>
            </text:list-item>
          </text:list>
        </text:list-item>
      </text:list>
      <text:h text:style-name="P12" text:outline-level="1">Étapes de conception</text:h>
      <text:list xml:id="list4249737153" text:style-name="L10">
        <text:list-item>
          <text:p text:style-name="P34">Réalisation de la charte graphique</text:p>
        </text:list-item>
        <text:list-item>
          <text:p text:style-name="P35">Création de l’interface utilisateur mobile et desktop</text:p>
        </text:list-item>
        <text:list-item>
          <text:p text:style-name="P35">Création de la partie administration</text:p>
        </text:list-item>
        <text:list-item>
          <text:p text:style-name="P35">Intégration de l’interface graphique</text:p>
        </text:list-item>
      </text:list>
      <text:h text:style-name="P13" text:outline-level="1"><text:soft-page-break/>Temps de réalisation de la finalisation</text:h>
      <text:list xml:id="list510850899" text:style-name="L11">
        <text:list-item>
          <text:p text:style-name="P36"><text:span text:style-name="T8">1 journée po</text:span><text:span text:style-name="T9">ur finaliser la charte graphique</text:span></text:p>
        </text:list-item>
        <text:list-item>
          <text:p text:style-name="P37">1 journée pour les tests unitaires</text:p>
        </text:list-item>
        <text:list-item>
          <text:p text:style-name="P37">1 journée pour insérer des textes et des images choisis par le ministère afin de partir sur un site déjà remplis.</text:p>
        </text:list-item>
        <text:list-item>
          <text:p text:style-name="P37">1/2 journée pour la mise en ligne ainsi que l’installation d’un script de sauvegarde sur un autre serveur de la base de donnée.</text:p>
        </text:list-item>
        <text:list-item>
          <text:p text:style-name="P37">1/2 journée pour compléter le footer et mettre en place un suivi des erreurs sur le site (je préconise sentry.io) et des statistiques , création des comptes google analytic et my business.</text:p>
        </text:list-item>
      </text:list>
      <text:p text:style-name="P9">Reste donc 4 jours pour la livraison fina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14:51:35.361679134</meta:creation-date>
    <dc:date>2021-03-28T17:54:50.447719740</dc:date>
    <meta:editing-duration>PT26M48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4" meta:paragraph-count="83" meta:word-count="852" meta:character-count="4800" meta:non-whitespace-character-count="4095"/>
  </office:meta>
</office:document-meta>
</file>